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r3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1" style:family="paragraph">
      <style:paragraph-properties fo:margin-left="0cm" fo:margin-right="0cm" fo:text-indent="0cm" style:text-autospace="none">
        <style:tab-stops>
          <style:tab-stop style:position="1cm"/>
          <style:tab-stop style:position="8.001cm"/>
        </style:tab-stops>
      </style:paragraph-properties>
    </style:style>
    <style:style style:name="P2" style:family="paragraph">
      <style:paragraph-properties fo:margin-left="0cm" fo:margin-right="0cm" fo:text-align="start" fo:text-indent="0cm"/>
      <style:text-properties fo:color="#ffffff" fo:font-family="'Times New Roman'" style:font-family-generic="roman" style:font-pitch="variable" fo:font-size="72pt" fo:font-style="normal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align="center" fo:text-indent="0cm" style:text-autospace="none"/>
    </style:style>
    <style:style style:name="P6" style:family="paragraph">
      <style:paragraph-properties fo:margin-left="0cm" fo:margin-right="0cm" fo:text-align="start" fo:text-indent="0cm"/>
      <style:text-properties fo:color="#ffffff" fo:font-family="'Times New Roman'" style:font-family-generic="roman" style:font-pitch="variable" fo:font-size="72pt" fo:font-weight="bold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0cm" fo:margin-right="0cm" fo:text-align="center" fo:text-indent="0cm"/>
    </style:style>
    <style:style style:name="T1" style:family="text">
      <style:text-properties fo:color="#ffffff" fo:font-family="'Times New Roman'" style:font-family-generic="roman" style:font-pitch="variable" fo:font-size="60pt" fo:language="pl" fo:country="PL" fo:font-style="normal" fo:font-weight="bold" style:letter-kerning="true" style:font-family-asian="'Bookman Old Style'" style:font-family-generic-asian="roman" style:font-pitch-asian="variable" style:font-size-asian="24.7000007629395pt" style:language-asian="pl" style:country-asian="PL" style:font-style-asian="italic" style:font-weight-asian="bold" style:font-family-complex="'Bookman Old Style'" style:font-family-generic-complex="roman" style:font-pitch-complex="variable" style:font-size-complex="24.7000007629395pt" style:font-style-complex="italic" style:font-weight-complex="bold"/>
    </style:style>
    <style:style style:name="T2" style:family="text">
      <style:text-properties fo:color="#ffffff" fo:font-family="'Times New Roman'" style:font-family-generic="roman" style:font-pitch="variable" fo:font-size="60pt" fo:font-weight="bold" style:font-size-asian="14pt" style:font-size-complex="14pt"/>
    </style:style>
    <style:style style:name="T3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Miłości pragnę</text:span><text:span text:style-name="T1"><text:line-break/></text:span><text:span text:style-name="T1">dzieci Me,</text:span><text:span text:style-name="T1"><text:line-break/></text:span><text:span text:style-name="T1">waszej miłości <text:s/>/</text:span><text:span text:style-name="T1"><text:line-break/></text:span><text:span text:style-name="T1">Miłości pragnę</text:span><text:span text:style-name="T1"><text:line-break/></text:span><text:span text:style-name="T1">dzieci Me,</text:span><text:span text:style-name="T1"><text:line-break/></text:span><text:span text:style-name="T1">waszej miłości <text:s/>/</text:span></text:p>
          </draw:text-box>
        </draw:frame>
        <draw:custom-shape draw:style-name="gr1" draw:text-style-name="P3" draw:layer="layout" svg:width="1cm" svg:height="1.5cm" svg:x="21.245cm" svg:y="8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3" draw:layer="layout" svg:width="1cm" svg:height="1.5cm" svg:x="21.329cm" svg:y="15.6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3" draw:text-style-name="P6" draw:layer="layout" svg:width="28cm" svg:height="21cm" svg:x="0cm" svg:y="0cm" presentation:class="title" presentation:user-transformed="true">
          <draw:text-box>
            <text:p text:style-name="P5"><text:span text:style-name="T2">1. Trwajcie we Mnie,</text:span><text:span text:style-name="T2"><text:line-break/></text:span><text:span text:style-name="T2">A ukażę</text:span><text:span text:style-name="T2"><text:line-break/></text:span><text:span text:style-name="T2">Moją miłość wam</text:span><text:span text:style-name="T2"><text:line-break/></text:span><text:span text:style-name="T2">Trwajcie we mnie,</text:span><text:span text:style-name="T2"><text:line-break/></text:span><text:span text:style-name="T2">A poznacie</text:span><text:span text:style-name="T2"><text:line-break/></text:span><text:span text:style-name="T2">przebite serce 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. Miłości pragnę</text:span><text:span text:style-name="T1"><text:line-break/></text:span><text:span text:style-name="T1">dzieci Me,</text:span><text:span text:style-name="T1"><text:line-break/></text:span><text:span text:style-name="T1">waszej miłości <text:s/>/</text:span><text:span text:style-name="T1"><text:line-break/></text:span><text:span text:style-name="T1">Miłości pragnę</text:span><text:span text:style-name="T1"><text:line-break/></text:span><text:span text:style-name="T1">dzieci Me,</text:span><text:span text:style-name="T1"><text:line-break/></text:span><text:span text:style-name="T1">waszej miłości <text:s/>/</text:span></text:p>
          </draw:text-box>
        </draw:frame>
        <draw:custom-shape draw:style-name="gr1" draw:text-style-name="P3" draw:layer="layout" svg:width="1cm" svg:height="1.5cm" svg:x="21.245cm" svg:y="8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3" draw:layer="layout" svg:width="1cm" svg:height="1.5cm" svg:x="21.329cm" svg:y="15.6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3" draw:text-style-name="P6" draw:layer="layout" svg:width="28cm" svg:height="21cm" svg:x="-0.001cm" svg:y="-0.001cm" presentation:class="title" presentation:user-transformed="true">
          <draw:text-box>
            <text:p text:style-name="P5"><text:span text:style-name="T2">2. Trwajcie we mnie,</text:span><text:span text:style-name="T2"><text:line-break/></text:span><text:span text:style-name="T2">A zrozumiecie</text:span><text:span text:style-name="T2"><text:line-break/></text:span><text:span text:style-name="T2">słowo Me</text:span><text:span text:style-name="T2"><text:line-break/></text:span><text:span text:style-name="T2">Trwajcie we mnie,</text:span><text:span text:style-name="T2"><text:line-break/></text:span><text:span text:style-name="T2">Moje dzieci,</text:span><text:span text:style-name="T2"><text:line-break/></text:span><text:span text:style-name="T2">kochajcie się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omyślnie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. Miłości pragnę</text:span><text:span text:style-name="T1"><text:line-break/></text:span><text:span text:style-name="T1">dzieci Me,</text:span><text:span text:style-name="T1"><text:line-break/></text:span><text:span text:style-name="T1">waszej miłości <text:s/>/</text:span><text:span text:style-name="T1"><text:line-break/></text:span><text:span text:style-name="T1">Miłości pragnę</text:span><text:span text:style-name="T1"><text:line-break/></text:span><text:span text:style-name="T1">dzieci Me,</text:span><text:span text:style-name="T1"><text:line-break/></text:span><text:span text:style-name="T1">waszej miłości <text:s/>/</text:span></text:p>
          </draw:text-box>
        </draw:frame>
        <draw:custom-shape draw:style-name="gr1" draw:text-style-name="P3" draw:layer="layout" svg:width="1cm" svg:height="1.5cm" svg:x="21.245cm" svg:y="8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3" draw:layer="layout" svg:width="1cm" svg:height="1.5cm" svg:x="21.329cm" svg:y="15.6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3" draw:text-style-name="P6" draw:layer="layout" svg:width="28cm" svg:height="21cm" svg:x="0cm" svg:y="0cm" presentation:class="title" presentation:user-transformed="true">
          <draw:text-box>
            <text:p text:style-name="P8"><text:span text:style-name="T3">3. Przyjdźcie </text:span><text:span text:style-name="T3">wielbić Mnie,</text:span><text:span text:style-name="T3"><text:line-break/></text:span><text:span text:style-name="T3">Patrzcie na Mnie,</text:span><text:span text:style-name="T3"><text:line-break/></text:span><text:span text:style-name="T3">kochajcie Mnie</text:span><text:span text:style-name="T3"><text:line-break/></text:span><text:span text:style-name="T3">Bądźcie wierni,</text:span><text:span text:style-name="T3"><text:line-break/></text:span><text:span text:style-name="T3">uczynię resztę</text:span><text:span text:style-name="T3"><text:line-break/></text:span><text:span text:style-name="T3">To znaczy wszystk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omyślnie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. Miłości pragnę</text:span><text:span text:style-name="T1"><text:line-break/></text:span><text:span text:style-name="T1">dzieci Me,</text:span><text:span text:style-name="T1"><text:line-break/></text:span><text:span text:style-name="T1">waszej miłości <text:s/>/</text:span><text:span text:style-name="T1"><text:line-break/></text:span><text:span text:style-name="T1">Miłości pragnę</text:span><text:span text:style-name="T1"><text:line-break/></text:span><text:span text:style-name="T1">dzieci Me,</text:span><text:span text:style-name="T1"><text:line-break/></text:span><text:span text:style-name="T1">waszej miłości <text:s/>/</text:span></text:p>
          </draw:text-box>
        </draw:frame>
        <draw:custom-shape draw:style-name="gr1" draw:text-style-name="P3" draw:layer="layout" svg:width="1cm" svg:height="1.5cm" svg:x="21.245cm" svg:y="8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3" draw:layer="layout" svg:width="1cm" svg:height="1.5cm" svg:x="21.329cm" svg:y="15.6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pl" fo:country="PL" style:font-size-asian="21.2000007629395pt" style:language-asian="pl" style:country-asian="PL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align="start" fo:text-indent="-1.764cm" style:text-autospace="ideograph-alpha">
        <style:tab-stops>
          <style:tab-stop style:position="0cm"/>
          <style:tab-stop style:position="1.764cm"/>
          <style:tab-stop style:position="14.113cm"/>
        </style:tab-stops>
      </style:paragraph-properties>
      <style:text-properties fo:font-family="'Bookman Old Style'" style:font-family-generic="roman" style:font-pitch="variable" fo:font-size="24.7000007629395pt" fo:language="pl" fo:country="PL" fo:font-style="italic" fo:font-weight="bold" style:letter-kerning="true" style:font-family-asian="'Bookman Old Style'" style:font-family-generic-asian="roman" style:font-pitch-asian="variable" style:font-size-asian="24.7000007629395pt" style:language-asian="pl" style:country-asian="PL" style:font-style-asian="italic" style:font-weight-asian="bold" style:font-family-complex="'Bookman Old Style'" style:font-family-generic-complex="roman" style:font-pitch-complex="variable" style:font-size-complex="24.7000007629395pt" style:font-style-complex="italic" style:font-weight-complex="bold"/>
    </style:style>
    <style:style style:name="heading_20_2" style:display-name="heading 2" style:family="graphic">
      <style:paragraph-properties fo:margin-left="3.96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1.2000007629395pt" fo:language="en" fo:country="US" fo:font-style="italic" fo:font-weight="bold" style:font-family-asian="Arial" style:font-family-generic-asian="swiss" style:font-pitch-asian="variable" style:font-size-asian="21.2000007629395pt" style:language-asian="pl" style:country-asian="PL" style:font-style-asian="italic" style:font-weight-asian="bold" style:font-family-complex="Arial" style:font-family-generic-complex="swiss" style:font-pitch-complex="variable" style:font-size-complex="21.2000007629395pt" style:font-style-complex="italic" style:font-weight-complex="bold"/>
    </style:style>
    <style:style style:name="heading_20_3" style:display-name="heading 3" style:family="graphic">
      <style:paragraph-properties fo:margin-left="6.1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weight="bold" style:font-size-asian="21.2000007629395pt" style:language-asian="pl" style:country-asian="PL" style:font-weight-asian="bold" style:font-size-complex="21.2000007629395pt" style:font-weight-complex="bold"/>
    </style:style>
    <style:style style:name="heading_20_4" style:display-name="heading 4" style:family="graphic">
      <style:paragraph-properties fo:margin-left="8.373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style="italic" fo:font-weight="bold" style:font-size-asian="21.2000007629395pt" style:language-asian="pl" style:country-asian="PL" style:font-style-asian="italic" style:font-weight-asian="bold" style:font-size-complex="21.2000007629395pt" style:font-style-complex="italic" style:font-weight-complex="bold"/>
    </style:style>
    <style:style style:name="heading_20_5" style:display-name="heading 5" style:family="graphic">
      <style:paragraph-properties fo:margin-left="10.575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6" style:display-name="heading 6" style:family="graphic">
      <style:paragraph-properties fo:margin-left="12.778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7" style:display-name="heading 7" style:family="graphic">
      <style:paragraph-properties fo:margin-left="14.981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8" style:display-name="heading 8" style:family="graphic">
      <style:paragraph-properties fo:margin-left="17.184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9" style:display-name="heading 9" style:family="graphic">
      <style:paragraph-properties fo:margin-left="19.38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15.8999996185303pt" fo:language="en" fo:country="US" fo:font-style="italic" style:font-family-asian="Arial" style:font-family-generic-asian="swiss" style:font-pitch-asian="variable" style:font-size-asian="15.8999996185303pt" style:language-asian="pl" style:country-asian="PL" style:font-style-asian="italic" style:font-family-complex="Arial" style:font-family-generic-complex="swiss" style:font-pitch-complex="variable" style:font-size-complex="15.8999996185303pt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Akordy" style:family="graphic">
      <style:paragraph-properties fo:margin-left="0cm" fo:margin-right="0cm" fo:text-align="start" fo:text-indent="0cm" style:text-autospace="ideograph-alpha"/>
      <style:text-properties fo:font-family="Arial" style:font-family-generic="swiss" style:font-pitch="variable" fo:font-size="24.7000007629395pt" fo:language="pl" fo:country="PL" fo:font-weight="bold" style:font-family-asian="Arial" style:font-family-generic-asian="swiss" style:font-pitch-asian="variable" style:font-size-asian="24.7000007629395pt" style:language-asian="pl" style:country-asian="PL" style:font-weight-asian="bold" style:font-family-complex="Arial" style:font-family-generic-complex="swiss" style:font-pitch-complex="variable" style:font-size-complex="24.7000007629395pt" style:font-weight-complex="bold"/>
    </style:style>
    <style:style style:name="footnote_20_text" style:display-name="footnote text" style:family="graphic">
      <style:paragraph-properties fo:margin-left="0cm" fo:margin-right="0cm" fo:text-align="start" fo:text-indent="0cm" style:text-autospace="ideograph-alpha"/>
      <style:text-properties fo:font-size="24.7000007629395pt" fo:language="pl" fo:country="PL" style:font-size-asian="24.7000007629395pt" style:language-asian="pl" style:country-asian="PL" style:font-size-complex="24.7000007629395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3-29T14:20:31</meta:creation-date>
    <dc:creator>Rafał Talacha</dc:creator>
    <dc:date>2009-01-27T08:42:36</dc:date>
    <dc:language>pl-PL</dc:language>
    <meta:editing-cycles>10</meta:editing-cycles>
    <meta:editing-duration>PT1H0M54S</meta:editing-duration>
    <meta:user-defined meta:name="Info 1"/>
    <meta:user-defined meta:name="Info 2"/>
    <meta:user-defined meta:name="Info 3"/>
    <meta:user-defined meta:name="Info 4"/>
    <meta:document-statistic meta:object-count="50"/>
  </office:meta>
</office:document-meta>
</file>